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1bbf3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1e1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88a50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ae77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9dc1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b39b0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b3c0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365faf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1fb8cb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7" style:family="text">
      <style:text-properties officeooo:rsid="325a12c2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335c88fa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9734f3" style:font-name-asian="標楷體1"/>
    </style:style>
    <style:style style:name="T22" style:family="text">
      <style:text-properties officeooo:rsid="335c88fa"/>
    </style:style>
    <style:style style:name="T23" style:family="text">
      <style:text-properties officeooo:rsid="3525946d"/>
    </style:style>
    <style:style style:name="T24" style:family="text">
      <style:text-properties officeooo:rsid="355b9bc0"/>
    </style:style>
    <style:style style:name="T25" style:family="text">
      <style:text-properties officeooo:rsid="2f7a955a"/>
    </style:style>
    <style:style style:name="T26" style:family="text">
      <style:text-properties officeooo:rsid="3449857d"/>
    </style:style>
    <style:style style:name="T27" style:family="text">
      <style:text-properties fo:color="#010101" style:font-name="標楷體1" fo:font-size="15pt" style:font-name-asian="標楷體1" style:font-size-asian="15pt" style:font-size-complex="15pt"/>
    </style:style>
    <style:style style:name="T28" style:family="text">
      <style:text-properties fo:color="#010101" style:font-name="標楷體1" fo:font-size="6pt" style:font-name-asian="標楷體1" style:font-size-asian="6pt" style:font-size-complex="6pt"/>
    </style:style>
    <style:style style:name="T29" style:family="text">
      <style:text-properties fo:color="#010101" style:font-name="標楷體1" fo:font-size="11pt" style:font-size-asian="11pt" style:font-size-complex="11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333333"/>
    </style:style>
    <style:style style:name="T32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3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4" style:family="text">
      <style:text-properties fo:color="#333333" officeooo:rsid="355b9bc0"/>
    </style:style>
    <style:style style:name="T35" style:family="text">
      <style:text-properties fo:color="#1c1c1c"/>
    </style:style>
    <style:style style:name="T36" style:family="text">
      <style:text-properties fo:color="#1c1c1c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3240572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7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8">MK U</text:span><text:span text:style-name="T19">ltra</text:span><text:span text:style-name="T22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7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9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60">以人為本。</text:p>
              <text:list>
                <text:list-item>
                  <text:p text:style-name="P2">從 原本的 以神為本，變成<text:span text:style-name="T23"> 以人為本。</text:span></text:p>
                  <text:list>
                    <text:list-item>
                      <text:p text:style-name="P3">從 原本的 以神為重心、以神為出發點，變成<text:span text:style-name="T23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61"><text:bookmark-start text:name="啟蒙運動"/>啟蒙運動<text:bookmark-end text:name="啟蒙運動"/></text:p>
          <text:list>
            <text:list-item>
              <text:p text:style-name="P5">明顯例子，<text:span text:style-name="T20">（</text:span><text:span text:style-name="T21">YouTube</text:span><text:span text:style-name="T20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67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12">三權分立、優良的刑法。</text:p>
                      <text:list>
                        <text:list-item>
                          <text:p text:style-name="P13">三權 是 行政權、立法權、司法權。</text:p>
                        </text:list-item>
                      </text:list>
                    </text:list-item>
                    <text:list-item>
                      <text:p text:style-name="P14">建立、維護 政權，要靠 法律。</text:p>
                      <text:list>
                        <text:list-item>
                          <text:p text:style-name="P15">政權 是 政治權力、政治權利、政治權限。</text:p>
                        </text:list-item>
                      </text:list>
                    </text:list-item>
                    <text:list-item>
                      <text:p text:style-name="P16">法律 要體現、要實現，領導層、國民群、群體 的 精神。</text:p>
                      <text:list>
                        <text:list-item>
                          <text:p text:style-name="P14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7">法律 是由 <text:span text:style-name="T25">領導層的 </text:span>制度 決定。</text:p>
                      <text:list>
                        <text:list-item>
                          <text:p text:style-name="P18">法律 是由 <text:span text:style-name="T25">領導層的 </text:span>制度、結構、架構、權力依據、權利根基、權限來源 決定。</text:p>
                        </text:list-item>
                        <text:list-item>
                          <text:p text:style-name="P19"><text:span text:style-name="T25">領導層的 </text:span>制度 的 明顯例子，神權制、獨裁制、君主制、共和制、金權制、群體制。</text:p>
                          <text:list>
                            <text:list-item>
                              <text:p text:style-name="P20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1">神權制的 法律，以 宗教 為 出發點、中心思想 →<text:span text:style-name="T24"> </text:span>為了 服務 宗教 而 存在、變化。</text:p>
                          <text:list>
                            <text:list-item>
                              <text:p text:style-name="P22">有 身分、教籍 才有機會 進入 領導層。</text:p>
                            </text:list-item>
                            <text:list-item>
                              <text:p text:style-name="P22">明顯例子，梵諦岡。</text:p>
                            </text:list-item>
                            <text:list-item>
                              <text:p text:style-name="P22">群體 帶著 信仰心，為 宗教 服務。</text:p>
                            </text:list-item>
                          </text:list>
                        </text:list-item>
                        <text:list-item>
                          <text:p text:style-name="P21">獨裁制的 法律，以 獨裁者 為 出發點、中心思想 →<text:span text:style-name="T24"> </text:span>為了 服務 獨裁者 而 存在。</text:p>
                          <text:list>
                            <text:list-item>
                              <text:p text:style-name="P23">獨裁者 凌駕於 貴族。</text:p>
                              <text:list>
                                <text:list-item>
                                  <text:p text:style-name="P23">獨裁者 大權在握。</text:p>
                                </text:list-item>
                                <text:list-item>
                                  <text:p text:style-name="P23">貴族 權力不大。</text:p>
                                </text:list-item>
                              </text:list>
                            </text:list-item>
                            <text:list-item>
                              <text:p text:style-name="P23">明顯例子，中國的 朱元璋。</text:p>
                            </text:list-item>
                            <text:list-item>
                              <text:p text:style-name="P23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1">君主制的 法律，以 君主 為 出發點、中心思想 →<text:span text:style-name="T24"> </text:span>為了 服務 君主 而 存在、變化。</text:p>
                          <text:list>
                            <text:list-item>
                              <text:p text:style-name="P24">君主 受限於 貴族。</text:p>
                              <text:list>
                                <text:list-item>
                                  <text:p text:style-name="P25">君主 把 權力 賦予給、分配給 貴族。</text:p>
                                  <text:list>
                                    <text:list-item>
                                      <text:p text:style-name="P25">君主 賦權、監督、休息。</text:p>
                                    </text:list-item>
                                    <text:list-item>
                                      <text:p text:style-name="P25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明顯例子，英國的 封建王權。</text:p>
                            </text:list-item>
                            <text:list-item>
                              <text:p text:style-name="P26">群體 帶著 榮譽心，為 君主 服務。</text:p>
                            </text:list-item>
                          </text:list>
                        </text:list-item>
                        <text:list-item>
                          <text:p text:style-name="P21">貴族共和制的 法律，以 階級 為 出發點、中心思想 →<text:span text:style-name="T24"> </text:span>為了 服務 階級 而 存在。</text:p>
                          <text:list>
                            <text:list-item>
                              <text:p text:style-name="P27">有 身分、財產、家庭背景 才有機會 進入 領導層。</text:p>
                            </text:list-item>
                            <text:list-item>
                              <text:p text:style-name="P28">明顯例子，羅馬共和國的 元老院。</text:p>
                            </text:list-item>
                            <text:list-item>
                              <text:p text:style-name="P29">群體 帶著 階級（僵化）心，為 階級 服務。</text:p>
                              <text:list>
                                <text:list-item>
                                  <text:p text:style-name="P29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民主共和制的 法律，以 政府 為 出發點、中心思想 →<text:span text:style-name="T24"> </text:span>為了 服務 政府 而 存在。</text:p>
                          <text:list>
                            <text:list-item>
                              <text:p text:style-name="P30">抽籤、每個人（公民）都有機會進入領導層。</text:p>
                            </text:list-item>
                            <text:list-item>
                              <text:p text:style-name="P27">明顯例子，古雅典。</text:p>
                            </text:list-item>
                            <text:list-item>
                              <text:p text:style-name="P31">群體 帶著 參與（政治）心，為 政府 服務。</text:p>
                              <text:list>
                                <text:list-item>
                                  <text:p text:style-name="P27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金權制的 法律，以 金融系統 為 出發點、中心思想 →<text:span text:style-name="T24"> </text:span>為了服務 金融系統 而存在。</text:p>
                          <text:list>
                            <text:list-item>
                              <text:p text:style-name="P32">金權制的 法律、教育、國家、組織，以 金融系統 為 出發點、中心思想。</text:p>
                            </text:list-item>
                            <text:list-item>
                              <text:p text:style-name="P32">金權制的 法律、教育、國家、組織，為了 金融系統 服務 而 存在。</text:p>
                            </text:list-item>
                            <text:list-item>
                              <text:p text:style-name="P49"><text:span text:style-name="T26">群體 帶著 利益心，為 自己、金融系統 服務</text:span>。</text:p>
                              <text:list>
                                <text:list-item>
                                  <text:p text:style-name="P66">（相關描述在 <text:span text:style-name="T30">社會</text:span> 文件群的 <text:span text:style-name="T16">錢</text:span>的 <text:span text:style-name="T15">金權制</text:span><text:span text:style-name="T16">，</text:span><text:span text:style-name="T30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群體制<text:span text:style-name="T31">的 法律</text:span>，<text:span text:style-name="T31">以 群體 為 出發點、中心思想 →</text:span><text:span text:style-name="T34"> </text:span>為了 <text:span text:style-name="T31">服務 </text:span>群體<text:span text:style-name="T31"> </text:span>而 存在<text:span text:style-name="T31">、變化</text:span>。</text:p>
                          <text:list>
                            <text:list-item>
                              <text:p text:style-name="P63">明顯例子，<text:span text:style-name="T11">人體</text:span><text:span text:style-name="T32">、</text:span><text:span text:style-name="T33">社團、同好會、遊戲公會</text:span>。</text:p>
                            </text:list-item>
                            <text:list-item>
                              <text:p text:style-name="P33">群體 帶著 群體心，為 群體、整體 服務。</text:p>
                              <text:list>
                                <text:list-item>
                                  <text:p text:style-name="P34">個體、群體 帶著 群體心，為 群體、整體 服務。</text:p>
                                </text:list-item>
                                <text:list-item>
                                  <text:p text:style-name="P35">個體、群體 以 群體 為 出發點、中心思想。</text:p>
                                </text:list-item>
                                <text:list-item>
                                  <text:p text:style-name="P35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3">群體制 是 整體制。</text:p>
                              <text:list>
                                <text:list-item>
                                  <text:p text:style-name="P36">個體，把 群體、個體群 視為 一個整體、一個完整個體。<text:span text:style-name="T29">{、一個最小單位、一個函數}</text:span></text:p>
                                  <text:list>
                                    <text:list-item>
                                      <text:p text:style-name="P37">群體、個體群 組成 一個整體、一個完整個體。<text:span text:style-name="T27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明顯例子，（細胞）把 細胞群 視為 一個人體、一個人類個體。</text:p>
                                  <text:list>
                                    <text:list-item>
                                      <text:p text:style-name="P33">細胞群 組成 一個人體、一個人類個體。</text:p>
                                    </text:list-item>
                                    <text:list-item>
                                      <text:p text:style-name="P33">細胞 為 人體 服務。</text:p>
                                      <text:list>
                                        <text:list-item>
                                          <text:p text:style-name="P33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細胞群 組成 器官、系統，為 人體 服務。</text:p>
                                      <text:list>
                                        <text:list-item>
                                          <text:p text:style-name="P33">明顯例子，細胞 組成 肺部，為 人體 服務。</text:p>
                                        </text:list-item>
                                        <text:list-item>
                                          <text:p text:style-name="P33">細胞 不是，為 肺部 服務。</text:p>
                                        </text:list-item>
                                        <text:list-item>
                                          <text:p text:style-name="P33">細胞 是，為 人體 服務。</text:p>
                                        </text:list-item>
                                        <text:list-item>
                                          <text:p text:style-name="P33">明顯例子，紅血球 是 呼吸系統的 成員，為 人體 服務。</text:p>
                                        </text:list-item>
                                        <text:list-item>
                                          <text:p text:style-name="P33">紅血球 不是，為 呼吸系統 服務。</text:p>
                                        </text:list-item>
                                        <text:list-item>
                                          <text:p text:style-name="P33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">明顯例子，把 人類群 視為 一個人類文明。</text:p>
                                </text:list-item>
                                <text:list-item>
                                  <text:p text:style-name="P33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（盧梭 的）社會契約論。</text:p>
                  <text:list>
                    <text:list-item>
                      <text:p text:style-name="P40">主權在民。</text:p>
                      <text:list>
                        <text:list-item>
                          <text:p text:style-name="P41">國家主權 不屬於 政府、官員、人民代表。</text:p>
                        </text:list-item>
                        <text:list-item>
                          <text:p text:style-name="P42">國家主權 屬於 人民、<text:span text:style-name="T25">國民群</text:span>、群體。</text:p>
                        </text:list-item>
                        <text:list-item>
                          <text:p text:style-name="P43">個體的 個體、群體 權力、權利、權限，不是讓 政府、<text:span text:style-name="T25">領導層</text:span> 託管。</text:p>
                        </text:list-item>
                        <text:list-item>
                          <text:p text:style-name="P43">個體的 個體、群體 權力、權利、權限，是讓 社會、群體 託管。</text:p>
                          <text:list>
                            <text:list-item>
                              <text:p text:style-name="P44">社會、群體 是 使用者、藍圖者、潛能者、第一線執行者、第一線實現者。</text:p>
                            </text:list-item>
                            <text:list-item>
                              <text:p text:style-name="P45">政府、<text:span text:style-name="T25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46">知識 被直接掛鉤到 物質利益、身分地位、群體權力。</text:p>
              <text:list>
                <text:list-item>
                  <text:p text:style-name="P46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46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7">目標 被直接掛鉤到 物質利益、身分地位、群體權力。</text:p>
              <text:list>
                <text:list-item>
                  <text:p text:style-name="P48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8"><text:bookmark-start text:name="迴紋針行動"/>迴紋針行動<text:bookmark-end text:name="迴紋針行動"/></text:p>
          <text:list>
            <text:list-item>
              <text:p text:style-name="P48">美國的 行動。</text:p>
            </text:list-item>
            <text:list-item>
              <text:p text:style-name="P48">接收 納粹德國的 科學家、火箭專家。</text:p>
            </text:list-item>
            <text:list-item>
              <text:p text:style-name="P48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5:44:10.147000000</dc:date>
    <meta:editing-duration>P21DT9H49M48S</meta:editing-duration>
    <meta:editing-cycles>12937</meta:editing-cycles>
    <meta:document-statistic meta:table-count="0" meta:image-count="0" meta:object-count="0" meta:page-count="1" meta:paragraph-count="122" meta:word-count="2394" meta:character-count="2870" meta:non-whitespace-character-count="2543"/>
  </office:meta>
</office:document-meta>
</file>